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vventuroso%20(Genere)" text:style-name="Internet_20_link" text:visited-style-name="Visited_20_Internet_20_Link"><text:span text:style-name="T1">Avventuroso </text:span></text:a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17:09.150000000</dc:date>
    <meta:editing-duration>PT1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12" meta:non-whitespace-character-count="11"/>
  </office:meta>
</office:document-meta>
</file>